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a03f" officeooo:paragraph-rsid="000ca0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e 2SM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7:37:06.949196587</meta:creation-date>
    <dc:date>2020-02-03T17:37:38.601554083</dc:date>
    <meta:editing-duration>PT36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6.0.7.3$Linux_X86_64 LibreOffice_project/00m0$Build-3</meta:generator>
  </office:meta>
</office:document-meta>
</file>